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Helvetica, sans-serif"/>
    <style:font-face style:name="Arial2" svg:font-family="Arial, sans-serif"/>
    <style:font-face style:name="Helvetica Neue" svg:font-family="'Helvetica Neue', Arial, Helvetica, sans-serif"/>
    <style:font-face style:name="Lucida Grande" svg:font-family="'Lucida Grande', helvetica, arial, verdana, sans-serif"/>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1" style:font-name-complex="Arial4"/>
    </style:style>
    <style:style style:name="P2" style:family="paragraph" style:parent-style-name="Standard">
      <style:paragraph-properties fo:text-align="center" style:justify-single-word="false"/>
      <style:text-properties style:font-name="Arial1" style:font-name-complex="Arial4"/>
    </style:style>
    <style:style style:name="P3" style:family="paragraph" style:parent-style-name="Standard">
      <style:paragraph-properties fo:text-align="center"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1" style:font-name-complex="Arial4"/>
    </style:style>
    <style:style style:name="P4" style:family="paragraph" style:parent-style-name="Standard">
      <style:text-properties style:font-name="Arial1" fo:font-weight="bold" style:font-weight-asian="bold" style:font-name-complex="Arial4"/>
    </style:style>
    <style:style style:name="P5" style:family="paragraph" style:parent-style-name="Standard">
      <style:text-properties style:font-name="Arial1" style:text-underline-style="solid" style:text-underline-width="auto" style:text-underline-color="font-color" fo:font-weight="bold" style:font-weight-asian="bold" style:font-name-complex="Arial4"/>
    </style:style>
    <style:style style:name="P6" style:family="paragraph" style:parent-style-name="Standard">
      <style:paragraph-properties fo:text-align="center" style:justify-single-word="false"/>
      <style:text-properties style:font-name="Arial1" fo:font-size="14pt" fo:font-weight="bold" style:font-size-asian="14pt" style:font-weight-asian="bold" style:font-name-complex="Arial4" style:font-size-complex="14pt"/>
    </style:style>
    <style:style style:name="P7" style:family="paragraph" style:parent-style-name="Standard">
      <style:paragraph-properties fo:text-align="center"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1" fo:font-size="14pt" fo:font-weight="bold" style:font-size-asian="14pt" style:font-weight-asian="bold" style:font-name-complex="Arial4" style:font-size-complex="14pt"/>
    </style:style>
    <style:style style:name="P8" style:family="paragraph" style:parent-style-name="Standard" style:master-page-name="Standard">
      <style:paragraph-properties fo:text-align="center" style:justify-single-word="false" style:page-number="auto"/>
      <style:text-properties style:font-name="Arial1" style:font-name-complex="Arial4"/>
    </style:style>
    <style:style style:name="P9" style:family="paragraph" style:parent-style-name="Standard">
      <style:text-properties style:font-name="Arial" style:font-name-complex="Arial"/>
    </style:style>
    <style:style style:name="P10" style:family="paragraph" style:parent-style-name="Standard">
      <style:text-properties fo:font-variant="normal" fo:text-transform="none" fo:color="#000000" style:font-name="Arial3" fo:font-size="8.19999980926514pt" fo:letter-spacing="normal" fo:font-style="normal" fo:font-weight="normal"/>
    </style:style>
    <style:style style:name="T1" style:family="text">
      <style:text-properties style:font-name="Arial1" style:font-name-complex="Arial4"/>
    </style:style>
    <style:style style:name="T2" style:family="text">
      <style:text-properties style:font-name="Arial1" fo:font-weight="bold" style:font-weight-asian="bold" style:font-name-complex="Arial4"/>
    </style:style>
    <style:style style:name="T3" style:family="text">
      <style:text-properties fo:color="#000000" style:font-name="Arial" fo:font-weight="normal" style:font-weight-asian="normal" style:font-name-complex="Arial" style:font-weight-complex="normal"/>
    </style:style>
    <style:style style:name="T4" style:family="text">
      <style:text-properties fo:color="#000000" style:font-name="Arial" style:text-underline-style="none" style:font-name-complex="Arial"/>
    </style:style>
    <style:style style:name="T5" style:family="text">
      <style:text-properties fo:color="#000000" style:font-name="Arial" style:font-name-complex="Arial"/>
    </style:style>
    <style:style style:name="T6" style:family="text">
      <style:text-properties fo:font-variant="normal" fo:text-transform="none" fo:color="#333333" style:font-name="Arial1" fo:font-style="normal" fo:font-weight="normal" style:font-name-complex="Arial4"/>
    </style:style>
    <style:style style:name="T7" style:family="text">
      <style:text-properties fo:font-variant="normal" fo:text-transform="none" fo:color="#333333" style:font-name="Arial1" fo:font-size="8.19999980926514pt" fo:letter-spacing="normal" fo:font-style="normal" fo:font-weight="normal" style:font-name-complex="Arial4"/>
    </style:style>
    <style:style style:name="T8" style:family="text">
      <style:text-properties fo:font-variant="normal" fo:text-transform="none" fo:color="#333333" style:text-line-through-style="none" style:font-name="Lucida Grande" fo:font-size="14pt" fo:letter-spacing="normal" fo:font-style="normal" style:text-underline-style="none" fo:font-weight="normal" style:text-blinking="false" style:font-name-complex="Arial4"/>
    </style:style>
    <style:style style:name="T9" style:family="text">
      <style:text-properties fo:font-variant="normal" fo:text-transform="none" fo:color="#222222" style:font-name="Arial2" fo:font-size="8.19999980926514pt" fo:letter-spacing="normal" fo:font-style="normal" fo:font-weight="normal" style:font-name-complex="Arial4"/>
    </style:style>
    <style:style style:name="T10" style:family="text">
      <style:text-properties fo:font-variant="normal" fo:text-transform="none" fo:color="#222222" style:text-line-through-style="none" style:font-name="Lucida Grande" fo:font-size="14pt" fo:letter-spacing="normal" fo:font-style="normal" style:text-underline-style="none" fo:font-weight="normal" style:text-blinking="false" style:font-name-complex="Arial4"/>
    </style:style>
    <style:style style:name="T11" style:family="text">
      <style:text-properties fo:font-variant="normal" fo:text-transform="none" fo:color="#000000" style:text-line-through-style="none" style:font-name="Lucida Grande" fo:font-size="14pt" fo:letter-spacing="normal" fo:font-style="normal" style:text-underline-style="none" fo:font-weight="normal" style:text-blinking="false" style:font-name-complex="Arial4"/>
    </style:style>
    <style:style style:name="T12" style:family="text">
      <style:text-properties fo:font-variant="normal" fo:text-transform="none" fo:color="#000000" style:font-name="Lucida Grande" fo:font-size="14pt" fo:letter-spacing="normal" fo:font-style="normal" fo:font-weight="normal" style:font-name-complex="Arial4"/>
    </style:style>
    <style:style style:name="T13" style:family="text">
      <style:text-properties fo:font-variant="normal" fo:text-transform="none" fo:color="#205488" style:text-line-through-style="none" style:font-name="Arial3" fo:font-size="8.19999980926514pt" fo:letter-spacing="normal" fo:font-style="normal" style:text-underline-style="none" fo:font-weight="normal" style:text-blinking="false" style:font-name-complex="Arial4"/>
    </style:style>
    <style:style style:name="T14" style:family="text">
      <style:text-properties fo:color="#222222" style:font-name="Arial" fo:font-weight="normal" style:font-weight-asian="normal" style:font-name-complex="Arial" style:font-weight-complex="normal"/>
    </style:style>
    <style:style style:name="T15" style:family="text">
      <style:text-properties fo:color="#222222" style:font-name="Arial" style:text-underline-style="none" style:font-name-complex="Arial"/>
    </style:style>
    <style:style style:name="T16" style:family="text">
      <style:text-properties style:font-name="Arial" fo:font-weight="normal" style:font-weight-asian="normal" style:font-name-complex="Arial" style:font-weight-complex="normal"/>
    </style:style>
    <style:style style:name="T17" style:family="text">
      <style:text-properties fo:color="#333333" style:font-name="Arial1" style:font-name-complex="Arial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CIENCE AND ENGINEERING FACULTY</text:p>
      <text:p text:style-name="P6">INB255 Security</text:p>
      <text:p text:style-name="P2">Semester 1 2014</text:p>
      <text:p text:style-name="P3"/>
      <text:p text:style-name="P7">Security News #9</text:p>
      <text:p text:style-name="P1"/>
      <text:p text:style-name="P5">First submission Article:</text:p>
      <text:p text:style-name="Standard"><text:span text:style-name="T2">Title: </text:span><text:span text:style-name="T3"><text:s/></text:span><text:span text:style-name="T14">Israeli pilots punished for storing sensitive data on smartphones: Reuters</text:span></text:p>
      <text:p text:style-name="Standard"><text:span text:style-name="T2">Author: <text:s/></text:span><text:span text:style-name="T16">WAQAS</text:span></text:p>
      <text:p text:style-name="Standard"><text:span text:style-name="T2">Reference details (if online article, give URL and date accessed): </text:span></text:p>
      <text:p text:style-name="Standard"><text:span text:style-name="Internet_20_link"><text:span text:style-name="T4">WAQAS. (February 2014). </text:span></text:span><text:span text:style-name="Internet_20_link"><text:span text:style-name="T15">Israeli pilots punished for storing sensitive data on smartphones: Reuters.</text:span></text:span><text:span text:style-name="Internet_20_link"><text:span text:style-name="T4"> Retrieved from </text:span></text:span><text:a xlink:type="simple" xlink:href="http://hackread.com/israeli-pilots-punished-for-storing-sensitive-data-on-smartphones-reuters/"><text:span text:style-name="Internet_20_link"><text:span text:style-name="T5">http://hackread.com/israeli-pilots-punished-for-storing-sensitive-data-on-smartphones-reuters/</text:span></text:span></text:a><text:span text:style-name="Internet_20_link"><text:span text:style-name="T4"> on the 15/3/2014</text:span></text:span></text:p>
      <text:p text:style-name="P1"/>
      <text:p text:style-name="P4">Security goals compromised:</text:p>
      <text:p text:style-name="P9">The security goals that were compromised here were certainly confidentiality. Firstly not all the pilots were considered authorized users but they had access to this confidential information.</text:p>
      <text:p text:style-name="P1"/>
      <text:p text:style-name="P4">Threat/vulnerability/attack details:</text:p>
      <text:p text:style-name="P9">The vulnerability for this case is clearly the fact that these pilots had put very confidential information on not very secure devices.</text:p>
      <text:p text:style-name="P4"/>
      <text:p text:style-name="P5">For this submission:</text:p>
      <text:p text:style-name="P5"/>
      <text:p text:style-name="P4">Suggested control measure and explanation:</text:p>
      <text:p text:style-name="P1">It appears that these pilots were not trying to commit criminal acts and were simply storing the information of their phones for simplicity. The problem was that they simply weren't aware that what they were doing was extremely dangerous and in many ways criminal. Education and awareness on these matters to the pilots would have certainly avoided the issues as the pilots were simply unaware. This is certainly the most appropriate control measure for this case.</text:p>
      <text:p text:style-name="P4"/>
      <text:p text:style-name="P4">Limitations of this control measure:</text:p>
      <text:p text:style-name="P1">Education and awareness of security and how security can be breached would have certainly at least given the pilots a second thought when thinking about storing the information of their phones. However, doing so does not stop voluntary and planned attacks from these pilots and other control measures would have to be taken, for example having people check the phone of pilots of ensuring that information such as these cannot be so easily downloaded onto a mobile phone.</text:p>
      <text:p text:style-name="P4"/>
      <text:p text:style-name="Standard"><text:span text:style-name="T2">Title</text:span><text:span text:style-name="T1">: </text:span><text:span text:style-name="T6"><text:s/></text:span><text:span text:style-name="T7">nformation security awareness: educating your users effectively</text:span></text:p>
      <text:p text:style-name="Standard"><text:span text:style-name="T2">Author</text:span><text:span text:style-name="T1">: <text:s/></text:span><text:a xlink:type="simple" xlink:href="http://www.emeraldinsight.com/search.htm?ct=all&amp;st1=M.E.+Thomson&amp;fd1=aut&amp;PHPSESSID=nfe6q473a72top52bsgc5bfrm6"><text:span text:style-name="T13">M.E. Thomson</text:span></text:a></text:p>
      <text:p text:style-name="P4">Reference details (if online article, give URL and date accessed): </text:p>
      <text:p text:style-name="P10"><text:span text:style-name="T17">M.E. Thomson, R. von Solms, (1998) "Information security awareness: educating your users effectively", Information Management &amp; Computer Security, Vol. 6 Iss: 4, pp.167 - 17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Helvetica, sans-serif"/>
    <style:font-face style:name="Arial2" svg:font-family="Arial, sans-serif"/>
    <style:font-face style:name="Helvetica Neue" svg:font-family="'Helvetica Neue', Arial, Helvetica, sans-serif"/>
    <style:font-face style:name="Lucida Grande" svg:font-family="'Lucida Grande', helvetica, arial, verdana, sans-serif"/>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AU"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2" fo:widows="2" style:writing-mode="lr-tb"/>
      <style:text-properties style:use-window-font-color="true" style:font-name="Times New Roman" fo:font-size="12pt" fo:language="en" fo:country="US" style:font-name-asian="Times New Roman1" style:font-size-asian="12pt" style:font-name-complex="Times New Roman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size="12pt" fo:language="en" fo:country="US" style:font-name-asian="Times New Roman1" style:font-size-asian="12pt" style:font-name-complex="Times New Roman1"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49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Francesco Ferraioli</text:p>
        <text:p text:style-name="Header">0832314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nie Simpson</meta:initial-creator>
    <dc:creator>Francesco Ferraioli</dc:creator>
    <meta:editing-cycles>4</meta:editing-cycles>
    <meta:creation-date>2014-04-29T04:06:00</meta:creation-date>
    <dc:date>2014-05-15T21:09:59</dc:date>
    <meta:editing-duration>PT36M31S</meta:editing-duration>
    <meta:generator>OpenOffice/4.0.1$Unix OpenOffice.org_project/401m5$Build-9714</meta:generator>
    <meta:document-statistic meta:table-count="0" meta:image-count="0" meta:object-count="0" meta:page-count="1" meta:paragraph-count="24" meta:word-count="327" meta:character-count="2273"/>
    <meta:user-defined meta:name="AppVersion">14.0000</meta:user-defined>
    <meta:user-defined meta:name="Company">QU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